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5.603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19.2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gnatprove -P/home/trevorj/abs_int/explore/default.gpr -j0 --mode=flow --output=oneline --ide-progress-bar --limit-subp=explore.adb:8</text:p>
          </table:table-cell>
          <table:table-cell table:style-name="ce1"/>
          <table:table-cell/>
          <table:table-cell office:value-type="string" calcext:value-type="string">
            <text:p>spark explore.ads explore.adb -brief</text:p>
          </table:table-cell>
        </table:table-row>
        <table:table-row table:style-name="ro2">
          <table:table-cell/>
          <table:table-cell table:style-name="ce2" office:value-type="string" calcext:value-type="string">
            <text:p>UE1</text:p>
          </table:table-cell>
          <table:table-cell table:style-name="ce2"/>
          <table:table-cell/>
          <table:table-cell table:style-name="ce3" office:value-type="string" calcext:value-type="string">
            <text:p>UE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21:14: high: "U3" is not initialized[#2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21:7: Flow Error <text:s/>23 - Statement contains reference(s) to variable U3 which has an undefined valu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lore.adb:17:16: high: "U1" is not initialized, in call inlined at explore.adb:22[#0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e.adb:22:7: Flow Error <text:s/>23 - Statement contains reference(s) to variable U1 which has an undefined valu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lore.adb:22:14: warning: "U1" may be referenced before it has a value [enabled by default] </text:p>
          </table:table-cell>
          <table:table-cell office:value-type="string" calcext:value-type="string">
            <text:p>c?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plore.adb:23:15: high: "U3" is not initialized[#3]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lore.adb:23:12: Flow Error <text:s/>20 - Expression contains reference(s) to variable U3 which has an undefined value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xplore.adb:24:16: high: "U2" is not initialized[#1]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lore.adb:24:12: Flow Error <text:s/>20 - Expression contains reference(s) to variable U2 which has an undefined value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lore.adb:10:07: warning: variable "U2" is read but never assigned [-gnatwv]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re.adb:25:8: Flow Error <text:s/>32 - The variable U2 is neither imported nor defined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lore.adb:11:07: warning: variable "U3" is read but never assigned [-gnatwv]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ore.adb:25:8: Flow Error <text:s/>32 - The variable U3 is neither imported nor defined.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xplore.adb:25:8: Flow Error 602 - The undefined initial value of U1 may be used in the derivation of I. 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xplore.adb:25:8: Flow Error 602 - The undefined initial value of U2 may be used in the derivation of I.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xplore.adb:25:8: Flow Error 602 - The undefined initial value of U3 may be used in the derivation of I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E1</text:p>
          </table:table-cell>
          <table:table-cell table:number-columns-repeated="2"/>
          <table:table-cell table:style-name="ce4" office:value-type="string" calcext:value-type="string">
            <text:p>CE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69:14: medium: "U3" might not be initialized[#2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69:7: Flow Error 504 - Statement contains reference(s) to variable U3, which may have an undefined valu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lore.adb:59:16: medium: "U1" might not be initialized, in call inlined at explore.adb:70[#0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e.adb:70:7: Flow Error 504 - Statement contains reference(s) to variable U1, which may have an undefined value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plore.adb:71:15: medium: "U3" might not be initialized[#3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lore.adb:71:12: Flow Error 501 - Expression contains reference(s) to variable U3, which may have an undefined value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xplore.adb:72:16: medium: "U2" might not be initialized[#1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lore.adb:72:12: Flow Error 501 - Expression contains reference(s) to variable U2, which may have an undefined value.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xplore.adb:73:8: Flow Error 602 - The undefined initial value of U1 may be used in the derivation of I.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xplore.adb:73:8: Flow Error 602 - The undefined initial value of U2 may be used in the derivation of I.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xplore.adb:73:8: Flow Error 602 - The undefined initial value of U3 may be used in the derivation of I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BE</text:p>
          </table:table-cell>
          <table:table-cell table:number-columns-repeated="2"/>
          <table:table-cell table:style-name="ce3" office:value-type="string" calcext:value-type="string">
            <text:p>UB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96:19: warning: "B" may be referenced before it has a value [enabled by default]</text:p>
          </table:table-cell>
          <table:table-cell office:value-type="string" calcext:value-type="string">
            <text:p>c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ore.adb:96:15: Flow Error <text:s/>20 - Expression contains reference(s) to variable B which has an undefined valu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96:19: medium: "B" might not be initialized[#18]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xplore.adb:99:8: Flow Error 602 - The undefined initial value of B may be used in the derivation of I.</text:p>
          </table:table-cell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UA1</text:p>
          </table:table-cell>
          <table:table-cell table:number-columns-repeated="2"/>
          <table:table-cell table:style-name="ce3" office:value-type="string" calcext:value-type="string">
            <text:p>UA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114:09: warning: unused assignment[#19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114:7: Flow Error <text:s/>10 - Ineffective statement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A2</text:p>
          </table:table-cell>
          <table:table-cell table:number-columns-repeated="2"/>
          <table:table-cell table:style-name="ce3" office:value-type="string" calcext:value-type="string">
            <text:p>UA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130:09: warning: unused assignment[#22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130:7: Flow Error <text:s/>10 - Ineffective statement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A3</text:p>
          </table:table-cell>
          <table:table-cell table:number-columns-repeated="2"/>
          <table:table-cell table:style-name="ce3" office:value-type="string" calcext:value-type="string">
            <text:p>UA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148:09: warning: unused assignment[#1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148:7: Flow Error <text:s/>10 - Ineffective statement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A4</text:p>
          </table:table-cell>
          <table:table-cell table:number-columns-repeated="2"/>
          <table:table-cell table:style-name="ce3" office:value-type="string" calcext:value-type="string">
            <text:p>UA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166:09: warning: unused assignment[#4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166:7: Flow Error <text:s/>10 - Ineffective statement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A5</text:p>
          </table:table-cell>
          <table:table-cell table:number-columns-repeated="2"/>
          <table:table-cell table:style-name="ce3" office:value-type="string" calcext:value-type="string">
            <text:p>UA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191:09: warning: unused assignment[#5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191:7: Flow Error <text:s/>10 - Ineffective stateme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lore.adb:188:12: warning: unused assignment, in call inlined at explore.adb:192[#6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e.adb:192:7: Flow Error <text:s/>10 - Assignment to V is ineffective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A6</text:p>
          </table:table-cell>
          <table:table-cell table:number-columns-repeated="2"/>
          <table:table-cell table:style-name="ce3" office:value-type="string" calcext:value-type="string">
            <text:p>UA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211:09: warning: unused assignment[#8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211:7: Flow Error <text:s/>10 - Ineffective statement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UA7</text:p>
          </table:table-cell>
          <table:table-cell/>
          <table:table-cell table:style-name="ce3"/>
          <table:table-cell table:style-name="ce3" office:value-type="string" calcext:value-type="string">
            <text:p>UA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229:07: warning: initialization of "V" has no effect[#13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229:22: Flow Error <text:s/>54 - The initialization at declaration of V is ineffective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I1</text:p>
          </table:table-cell>
          <table:table-cell table:number-columns-repeated="2"/>
          <table:table-cell table:style-name="ce3" office:value-type="string" calcext:value-type="string">
            <text:p>I1</text:p>
          </table:table-cell>
        </table:table-row>
        <table:table-row table:style-name="ro2">
          <table:table-cell/>
          <table:table-cell office:value-type="string" calcext:value-type="string">
            <text:p>No Errors or Warning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249:10: Flow Error <text:s/>22 - Value of expression is invariant.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xplore.adb:253:12: Flow Error <text:s/>22 - Value of expression is invariant.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xplore.adb:258:10: Flow Error <text:s/>22 - Value of expression is invariant.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xplore.adb:260:13: Flow Error <text:s/>22 - Value of expression is invariant.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xplore.adb:264:13: Flow Error <text:s/>40 - Exit condition is stable, of index 0.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xplore.adb:268:13: Flow Error <text:s/>40 - Exit condition is stable, of index 1.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xplore.adb:273:13: Flow Error <text:s/>40 - Exit condition is stable, of index 0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I2</text:p>
          </table:table-cell>
          <table:table-cell table:number-columns-repeated="2"/>
          <table:table-cell table:style-name="ce3" office:value-type="string" calcext:value-type="string">
            <text:p>I2</text:p>
          </table:table-cell>
        </table:table-row>
        <table:table-row table:style-name="ro2">
          <table:table-cell/>
          <table:table-cell table:style-name="ce8" office:value-type="string" calcext:value-type="string">
            <text:p>No Errors or Warning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303:13: Flow Error <text:s/>41 - Expression is stable, of index 0.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xplore.adb:309:13: Flow Error <text:s/>41 - Expression is stable, of index 1.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xplore.adb:316:13: Flow Error <text:s/>41 - Expression is stable, of index 1.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xplore.adb:318:16: Flow Error <text:s/>41 - Expression is stable, of index 1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IO1</text:p>
          </table:table-cell>
          <table:table-cell table:number-columns-repeated="2"/>
          <table:table-cell table:style-name="ce3" office:value-type="string" calcext:value-type="string">
            <text:p>IO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s:15:19: warning: unused variable "I"[#21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339:8: Flow Error <text:s/>35 - Importation of the initial value of variable I is ineffectiv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explore.ads:15:19: warning: "I" is not modified, could be IN[#20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e.adb:339:8: Flow Error <text:s/>31 - The variable I is exported but not (internally) defined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IO2</text:p>
          </table:table-cell>
          <table:table-cell table:number-columns-repeated="2"/>
          <table:table-cell table:style-name="ce3" office:value-type="string" calcext:value-type="string">
            <text:p>IO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s:16:39: warning: unused variable "J"[#23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353:8: Flow Error <text:s/>30 - The variable J is imported but neither referenced nor exported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IO3</text:p>
          </table:table-cell>
          <table:table-cell table:number-columns-repeated="2"/>
          <table:table-cell table:style-name="ce3" office:value-type="string" calcext:value-type="string">
            <text:p>IO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s:17:39: warning: unused variable "J"[#2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366:8: Flow Error <text:s/>32 - The variable J is neither imported nor defin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lore.ads:17:39: high: "J" is not initialized in "IO3"[#3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e.adb:366:8: Flow Error <text:s/>31 - The variable J is exported but not (internally) defined.</text:p>
          </table:table-cell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IO4</text:p>
          </table:table-cell>
          <table:table-cell table:number-columns-repeated="2"/>
          <table:table-cell table:style-name="ce3" office:value-type="string" calcext:value-type="string">
            <text:p>IO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380:09: warning: unused assignment[#7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380:7: Flow Error <text:s/>10 - Ineffective statement.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xplore.adb:382:8: Flow Error <text:s/>33 - The variable V is neither referenced nor exported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V1</text:p>
          </table:table-cell>
          <table:table-cell table:number-columns-repeated="2"/>
          <table:table-cell table:style-name="ce3" office:value-type="string" calcext:value-type="string">
            <text:p>V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400:12: warning: unused assignment, in call inlined at explore.adb:403[#0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400:10: Flow Error <text:s/>10 - Ineffective statement.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xplore.adb:401:11: Flow Error <text:s/>34 - The imported, non-exported variable J may be redefined.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xplore.adb:404:8: Warning 403 - J is declared as a variable but used as a constant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V2</text:p>
          </table:table-cell>
          <table:table-cell table:number-columns-repeated="2"/>
          <table:table-cell table:style-name="ce3" office:value-type="string" calcext:value-type="string">
            <text:p>V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420:07: warning: unused variable "J"[#20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423:8: Warning 400 - Variable J is declared but not us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lore.adb:420:07: warning: variable "J" is never read and never assigned [-gnatwv]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V3</text:p>
          </table:table-cell>
          <table:table-cell table:number-columns-repeated="2"/>
          <table:table-cell table:style-name="ce3" office:value-type="string" calcext:value-type="string">
            <text:p>V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lore.adb:435:07: warning: initialization of "J" has no effect[#19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e.adb:435:21: Flow Error <text:s/>54 - The initialization at declaration of J is ineffective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V4</text:p>
          </table:table-cell>
          <table:table-cell table:number-columns-repeated="2"/>
          <table:table-cell table:style-name="ce3" office:value-type="string" calcext:value-type="string">
            <text:p>V4</text:p>
          </table:table-cell>
        </table:table-row>
        <table:table-row table:style-name="ro2">
          <table:table-cell/>
          <table:table-cell office:value-type="string" calcext:value-type="string">
            <text:p>No Errors or Warnings</text:p>
          </table:table-cell>
          <table:table-cell table:number-columns-repeated="2"/>
          <table:table-cell office:value-type="string" calcext:value-type="string">
            <text:p>No errors or warnings</text:p>
          </table:table-cell>
        </table:table-row>
      </table:table>
      <table:named-expressions/>
      <table:database-ranges>
        <table:database-range table:name="__Anonymous_Sheet_DB__0" table:target-range-address="Sheet1.A86:Sheet1.B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0:18:42.47276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28:05.624963909</meta:creation-date>
    <dc:date>2025-02-13T12:45:16.150851921</dc:date>
    <meta:editing-duration>PT3M44S</meta:editing-duration>
    <meta:editing-cycles>2</meta:editing-cycles>
    <meta:generator>LibreOffice/7.0.4.2$Linux_X86_64 LibreOffice_project/00$Build-2</meta:generator>
    <meta:document-statistic meta:table-count="1" meta:cell-count="211" meta:object-count="0"/>
  </office:meta>
</office:document-meta>
</file>